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8b2a" officeooo:paragraph-rsid="00118b2a"/>
    </style:style>
    <style:style style:name="P2" style:family="paragraph" style:parent-style-name="Standard">
      <style:paragraph-properties fo:text-align="center" style:justify-single-word="false"/>
      <style:text-properties officeooo:rsid="00118b2a" officeooo:paragraph-rsid="00118b2a"/>
    </style:style>
    <style:style style:name="P3" style:family="paragraph" style:parent-style-name="Standard">
      <style:text-properties officeooo:rsid="001350d7" officeooo:paragraph-rsid="001350d7"/>
    </style:style>
    <style:style style:name="P4" style:family="paragraph" style:parent-style-name="Standard">
      <style:text-properties officeooo:rsid="0013b3ec" officeooo:paragraph-rsid="0013b3ec"/>
    </style:style>
    <style:style style:name="P5" style:family="paragraph" style:parent-style-name="Standard">
      <style:text-properties fo:font-style="italic" officeooo:rsid="00118b2a" officeooo:paragraph-rsid="00118b2a" style:font-style-asian="italic" style:font-style-complex="italic"/>
    </style:style>
    <style:style style:name="P6" style:family="paragraph" style:parent-style-name="Standard">
      <style:text-properties officeooo:rsid="0014243b" officeooo:paragraph-rsid="0014243b"/>
    </style:style>
    <style:style style:name="P7" style:family="paragraph" style:parent-style-name="Standard">
      <style:text-properties officeooo:rsid="0014243b" officeooo:paragraph-rsid="00153f1a"/>
    </style:style>
    <style:style style:name="P8" style:family="paragraph" style:parent-style-name="Standard">
      <style:text-properties officeooo:rsid="00153f1a" officeooo:paragraph-rsid="00153f1a"/>
    </style:style>
    <style:style style:name="T1" style:family="text">
      <style:text-properties officeooo:rsid="001350d7"/>
    </style:style>
    <style:style style:name="T2" style:family="text">
      <style:text-properties officeooo:rsid="0013b3ec"/>
    </style:style>
    <style:style style:name="T3" style:family="text">
      <style:text-properties officeooo:rsid="00141d40"/>
    </style:style>
    <style:style style:name="T4" style:family="text">
      <style:text-properties officeooo:rsid="00153f1a"/>
    </style:style>
    <style:style style:name="T5" style:family="text">
      <style:text-properties officeooo:rsid="0015fe8d"/>
    </style:style>
    <style:style style:name="T6" style:family="text">
      <style:text-properties officeooo:rsid="001746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autological </text:span>Self-Referential Identity</text:p>
      <text:p text:style-name="P2">by Sven Nilsen, 2018</text:p>
      <text:p text:style-name="P1"/>
      <text:p text:style-name="P5">In this paper I prove that a language consisting of only self-referential identity <text:span text:style-name="T1">is tautological</text:span>.</text:p>
      <text:p text:style-name="P1"/>
      <text:p text:style-name="P6">This paper builds on ideas from the paper “Comments on Leibniz’s law” (Sven Nilsen, 2018).</text:p>
      <text:p text:style-name="P1"/>
      <text:p text:style-name="P1">Assume there are two objects, `a` and `b`, and a language:</text:p>
      <text:p text:style-name="P1"/>
      <text:p text:style-name="P1"><text:tab/>L = { [identical(L, a)] true, [identical(L, b)] true }</text:p>
      <text:p text:style-name="P1"/>
      <text:p text:style-name="P1">Both `a` and `b` are identical to themselves.</text:p>
      <text:p text:style-name="P1"/>
      <text:p text:style-name="P1">Either `a` is identical to `b` or not. If `a` is identical to `b`, then the evaluation looks as following:</text:p>
      <text:p text:style-name="P1"/>
      <text:p text:style-name="P1"><text:tab/>L = { true, true }</text:p>
      <text:p text:style-name="P1"/>
      <text:p text:style-name="P1">If `a` is not identical to `b`, then the evaluation looks as following:</text:p>
      <text:p text:style-name="P1"/>
      <text:p text:style-name="P1"><text:tab/>L = { true, false }<text:tab/><text:tab/>for `a`</text:p>
      <text:p text:style-name="P1"><text:tab/>L = { false, true }<text:tab/><text:tab/>for `b`</text:p>
      <text:p text:style-name="P1"/>
      <text:p text:style-name="P3">So, <text:span text:style-name="T2">whether one assumes that `a` and `b` are identical or not, does not lead to a contradiction in the self-referential language. This means that the language, or this family of languages, is tautological.</text:span></text:p>
      <text:p text:style-name="P3"/>
      <text:p text:style-name="P8">In general:</text:p>
      <text:p text:style-name="P8"/>
      <text:p text:style-name="P8"><text:tab/><text:span text:style-name="T5">L</text:span> := \(objects : [any]) = ∪ x : objects { [identical(L<text:span text:style-name="T6">(objects)</text:span>, x)] true }</text:p>
      <text:p text:style-name="P3"/>
      <text:p text:style-name="P4">The meaning of a such langauge is precisely the same as the assumption of identity between objects. <text:span text:style-name="T3">There exists one language for every way of assigning identities. `L` is not a function since it refers to itself. Instead, it is a family of functions where each member satisfies equality of identities.</text:span></text:p>
      <text:p text:style-name="P4"/>
      <text:p text:style-name="P7">This is interesting because any identities, assigned for any language, corresponds to a similar assignment of a self-referential language that contains only identity. The construction of a such language is a representation of the identity assignment itself, as something self-contained and separate concept from the underlying meaning of the language.</text:p>
      <text:p text:style-name="P7"/>
      <text:p text:style-name="P7"><text:span text:style-name="T4">When constructing some language, the objects and the assignment of identities are not encoded. They are not given as a part of the description of the language. However, through this tautological self-referential family of languages, it is possible to talk about what it means to assign consistent identities among objects. Any consistent assignment is encoded in the description of this family of languages. So, for whatever assignment of identities between objects that is used, it is consistent if and only if it has a language in this fami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48:06.194898000</meta:creation-date>
    <dc:date>2018-10-07T20:33:10.198505000</dc:date>
    <meta:editing-duration>P1DT5H53M40S</meta:editing-duration>
    <meta:editing-cycles>4</meta:editing-cycles>
    <meta:generator>LibreOffice/5.1.2.2$MacOSX_X86_64 LibreOffice_project/d3bf12ecb743fc0d20e0be0c58ca359301eb705f</meta:generator>
    <meta:document-statistic meta:table-count="0" meta:image-count="0" meta:object-count="0" meta:page-count="1" meta:paragraph-count="18" meta:word-count="361" meta:character-count="2149" meta:non-whitespace-character-count="1799"/>
  </office:meta>
</office:document-meta>
</file>